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_2075434664"/>udo docker run -p 3306:3306 --mount type=bind,source=/home/bushra/projects/platform,target=/docker-entrypoint-initdb.d -e MYSQL_ROOT_PASSWORD=Iqraeman1 -e MYSQL_DATABASE=vivify_development -e MYSQL_USER=bushra -e MYSQL_PASSWORD=Iqraeman1 mysql:5.7<text:bookmark-end text:name="__DdeLink__1_207543466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12:15:24.528570260</meta:creation-date>
    <dc:date>2021-07-31T13:08:27.517497067</dc:date>
    <meta:editing-duration>PT2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7" meta:character-count="247" meta:non-whitespace-character-count="232"/>
  </office:meta>
</office:document-meta>
</file>